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13]-[.F13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14]-[.F14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14])" office:value-type="float" office:value="300" calcext:value-type="float">
            <text:p>30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4:39:46.083879392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39:46.0868205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2T10:42:44.902431798</dc:date>
    <dc:language>pt-PT</dc:language>
    <meta:editing-cycles>572</meta:editing-cycles>
    <meta:editing-duration>PT16H36M53S</meta:editing-duration>
    <meta:print-date>2025-09-02T14:39:51.969309330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